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c5f39" officeooo:paragraph-rsid="001c5f39"/>
    </style:style>
    <style:style style:name="P2" style:family="paragraph" style:parent-style-name="Text_20_body">
      <style:text-properties officeooo:rsid="001c5f39" officeooo:paragraph-rsid="001c5f39"/>
    </style:style>
    <style:style style:name="P3" style:family="paragraph" style:parent-style-name="Text_20_body" style:list-style-name="L7">
      <style:text-properties officeooo:rsid="001c5f39" officeooo:paragraph-rsid="001c5f39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officeooo:paragraph-rsid="001c5f39"/>
    </style:style>
    <style:style style:name="P6" style:family="paragraph" style:parent-style-name="Text_20_body">
      <style:text-properties fo:font-size="7pt" officeooo:rsid="001c5f39" officeooo:paragraph-rsid="001c5f39" style:font-size-asian="6.09999990463257pt" style:font-size-complex="7pt"/>
    </style:style>
    <style:style style:name="P7" style:family="paragraph" style:parent-style-name="Text_20_body" style:list-style-name="L7">
      <style:text-properties officeooo:rsid="001ccc96" officeooo:paragraph-rsid="001ccc96"/>
    </style:style>
    <style:style style:name="P8" style:family="paragraph" style:parent-style-name="Heading_20_1">
      <style:paragraph-properties fo:text-align="center" style:justify-single-word="false"/>
      <style:text-properties officeooo:rsid="001c5f39"/>
    </style:style>
    <style:style style:name="P9" style:family="paragraph" style:parent-style-name="Heading_20_3">
      <style:text-properties officeooo:rsid="001c5f39" officeooo:paragraph-rsid="001c5f39"/>
    </style:style>
    <style:style style:name="P10" style:family="paragraph">
      <style:paragraph-properties fo:text-align="center"/>
    </style:style>
    <style:style style:name="T1" style:family="text">
      <style:text-properties officeooo:rsid="001ccc9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19cm" fo:min-width="0.7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25cm" fo:min-width="0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g2-Projekt StreamTV</text:h>
      <text:p text:style-name="P4"/>
      <text:p text:style-name="P1"/>
      <text:p text:style-name="P1">Gruppe: enter_group_name</text:p>
      <text:p text:style-name="P1">Gruppenmitglieder: Martin Stahl, Nico Welles, Markus Deindl</text:p>
      <text:p text:style-name="P1"/>
      <text:h text:style-name="Heading_20_3" text:outline-level="3">Information:</text:h>
      <text:p text:style-name="P1">StreamTV ist eine Java-Application, die öffentlich rechtliche TV-Sender unter Zuhilfenahme von VLC-Player streamt.</text:p>
      <text:p text:style-name="P1"/>
      <text:h text:style-name="P9" text:outline-level="3">Ansicht:</text:h>
      <text:p text:style-name="P5"/>
      <text:p text:style-name="P5"><draw:line text:anchor-type="paragraph" draw:z-index="23" draw:style-name="gr2" draw:text-style-name="P10" svg:x1="7.2cm" svg:y1="5.574cm" svg:x2="7.2cm" svg:y2="0.864cm"><text:p/></draw:line><draw:frame text:anchor-type="paragraph" draw:z-index="22" draw:style-name="gr9" svg:width="4.449cm" svg:height="0.976cm" svg:x="1.164cm" svg:y="3.591cm"><draw:text-box><text:p>ZDF</text:p><text:p/></draw:text-box></draw:frame><draw:frame text:anchor-type="paragraph" draw:z-index="21" draw:style-name="gr8" svg:width="4.763cm" svg:height="0.53cm" svg:x="1.164cm" svg:y="2.815cm"><draw:text-box><text:p>ARD</text:p></draw:text-box></draw:frame><draw:frame text:anchor-type="paragraph" draw:z-index="20" draw:style-name="gr7" svg:width="1.564cm" svg:height="0.599cm" svg:x="1.284cm" svg:y="1.834cm"><draw:text-box><text:p>BR</text:p></draw:text-box></draw:frame><draw:frame text:anchor-type="paragraph" draw:z-index="19" draw:style-name="gr6" svg:width="1.636cm" svg:height="0.602cm" svg:x="1.139cm" svg:y="1.012cm"><draw:text-box><text:p>NDR</text:p></draw:text-box></draw:frame><draw:custom-shape text:anchor-type="paragraph" draw:z-index="18" draw:style-name="gr5" svg:width="0.168cm" svg:height="0.025cm" svg:x="0.635cm" svg:y="4.235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7" draw:style-name="gr4" svg:width="0.795cm" svg:height="0.558cm" svg:x="0.176cm" svg:y="4.251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6" draw:style-name="gr4" svg:width="0.795cm" svg:height="0.558cm" svg:x="0.176cm" svg:y="3.627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5" draw:style-name="gr4" svg:width="0.795cm" svg:height="0.558cm" svg:x="0.176cm" svg:y="2.715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4" draw:style-name="gr4" svg:width="0.795cm" svg:height="0.558cm" svg:x="0.176cm" svg:y="1.898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3" draw:style-name="gr4" svg:width="0.795cm" svg:height="0.558cm" svg:x="0.176cm" svg:y="0.96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12" draw:style-name="gr3" svg:width="1.925cm" svg:height="0.523cm" svg:x="0.081cm" svg:y="0.243cm"><draw:text-box><text:p>StreamTV</text:p></draw:text-box></draw:frame><draw:line text:anchor-type="paragraph" draw:z-index="11" draw:style-name="gr2" draw:text-style-name="P10" svg:x1="7.785cm" svg:y1="0.123cm" svg:x2="6.84cm" svg:y2="0.864cm"><text:p/></draw:line><draw:line text:anchor-type="paragraph" draw:z-index="10" draw:style-name="gr2" draw:text-style-name="P10" svg:x1="6.96cm" svg:y1="0.217cm" svg:x2="7.786cm" svg:y2="0.864cm"><text:p/></draw:line><draw:line text:anchor-type="paragraph" draw:z-index="9" draw:style-name="gr2" draw:text-style-name="P10" svg:x1="5.495cm" svg:y1="0.864cm" svg:x2="5.495cm" svg:y2="0.123cm"><text:p/></draw:line><draw:line text:anchor-type="paragraph" draw:z-index="8" draw:style-name="gr2" draw:text-style-name="P10" svg:x1="6.168cm" svg:y1="0.864cm" svg:x2="6.168cm" svg:y2="0.123cm"><text:p/></draw:line><draw:line text:anchor-type="paragraph" draw:z-index="7" draw:style-name="gr2" draw:text-style-name="P10" svg:x1="6.84cm" svg:y1="0.864cm" svg:x2="6.84cm" svg:y2="0.123cm"><text:p/></draw:line><draw:line text:anchor-type="paragraph" draw:z-index="6" draw:style-name="gr2" draw:text-style-name="P10" svg:x1="-0.072cm" svg:y1="4.808cm" svg:x2="7.201cm" svg:y2="4.808cm"><text:p/></draw:line><draw:line text:anchor-type="paragraph" draw:z-index="5" draw:style-name="gr2" draw:text-style-name="P10" svg:x1="-0.072cm" svg:y1="4.184cm" svg:x2="7.201cm" svg:y2="4.184cm"><text:p/></draw:line><draw:line text:anchor-type="paragraph" draw:z-index="4" draw:style-name="gr2" draw:text-style-name="P10" svg:x1="-0.072cm" svg:y1="3.415cm" svg:x2="7.201cm" svg:y2="3.415cm"><text:p/></draw:line><draw:line text:anchor-type="paragraph" draw:z-index="3" draw:style-name="gr2" draw:text-style-name="P10" svg:x1="-0.072cm" svg:y1="2.573cm" svg:x2="7.225cm" svg:y2="2.568cm"><text:p/></draw:line><draw:line text:anchor-type="paragraph" draw:z-index="2" draw:style-name="gr2" draw:text-style-name="P10" svg:x1="-0.072cm" svg:y1="1.73cm" svg:x2="7.056cm" svg:y2="1.73cm"><text:p/></draw:line><draw:line text:anchor-type="paragraph" draw:z-index="1" draw:style-name="gr2" draw:text-style-name="P10" svg:x1="-0.072cm" svg:y1="0.864cm" svg:x2="7.786cm" svg:y2="0.864cm"><text:p/></draw:line><draw:rect text:anchor-type="paragraph" draw:z-index="0" draw:style-name="gr1" draw:text-style-name="P10" svg:width="7.859cm" svg:height="5.451cm" svg:x="-0.072cm" svg:y="0.123cm"><text:p/></draw:rect></text:p>
      <text:p text:style-name="P5"/>
      <text:p text:style-name="P5"/>
      <text:p text:style-name="P5"/>
      <text:p text:style-name="P5"/>
      <text:p text:style-name="P5"/>
      <text:p text:style-name="P5"/>
      <text:p text:style-name="P6">Abb. 1 vorläufige Skizze des Aufbaus</text:p>
      <text:h text:style-name="P9" text:outline-level="3">Arbeitsteile:</text:h>
      <text:list xml:id="list3781522941136098965" text:style-name="L7">
        <text:list-item>
          <text:p text:style-name="P3">Erstellung der GUI unter Java</text:p>
        </text:list-item>
        <text:list-item>
          <text:p text:style-name="P3">Einbinden des VLC-Players</text:p>
        </text:list-item>
        <text:list-item>
          <text:p text:style-name="P3">Einbinden der TV-Streams</text:p>
        </text:list-item>
        <text:list-item>
          <text:p text:style-name="P3">Update-Funktion</text:p>
        </text:list-item>
        <text:list-item>
          <text:p text:style-name="P7">Einbindung des Fernsehprogramms</text:p>
        </text:list-item>
      </text:list>
      <text:p text:style-name="P2"/>
      <text:p text:style-name="P2"/>
      <text:p text:style-name="P2"/>
      <text:p text:style-name="P2"/>
      <text:p text:style-name="P2"><text:soft-page-break/></text:p>
      <text:h text:style-name="P9" text:outline-level="3">Erweiterte Beschreibung:</text:h>
      <text:p text:style-name="P2">Die GUI (siehe Abb. 1) besteht aus einem durchscrollbaren Listenbereich, in dem die Streams aufgelistet sind. Jeder Eintrag besteht aus einem Sender-Icon am linken Bereich de<text:span text:style-name="T1">r Liste. Rechts daneben befindet sich der Name des jeweiligen Senders. <text:s/>Am rechten Rand wird die jeweils laufende Sendung aufgelist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0:07:14.147000000</meta:creation-date>
    <dc:date>2015-04-16T10:40:00.630000000</dc:date>
    <meta:editing-duration>PT23S</meta:editing-duration>
    <meta:editing-cycles>1</meta:editing-cycles>
    <meta:document-statistic meta:table-count="0" meta:image-count="0" meta:object-count="0" meta:page-count="2" meta:paragraph-count="15" meta:word-count="100" meta:character-count="748" meta:non-whitespace-character-count="667"/>
    <meta:generator>LibreOffice/4.3.6.2$Windows_x86 LibreOffice_project/d50a87b2e514536ed401c18000dad4660b6a169e</meta:generator>
  </office:meta>
</office:document-meta>
</file>